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T6" style:parent-style-name="Absatz-Standardschriftart" style:family="text">
      <style:text-properties fo:font-weight="bold" style:font-weight-asian="bold"/>
    </style:style>
    <style:style style:name="T7" style:parent-style-name="Absatz-Standardschriftart" style:family="text">
      <style:text-properties fo:color="#FF0000"/>
    </style:style>
    <style:style style:name="T8" style:parent-style-name="Absatz-Standardschriftart" style:family="text">
      <style:text-properties fo:font-weight="bold" style:font-weight-asian="bold"/>
    </style:style>
    <style:style style:name="T9" style:parent-style-name="Absatz-Standardschriftart" style:family="text">
      <style:text-properties fo:font-weight="bold" style:font-weight-asian="bold"/>
    </style:style>
    <style:style style:name="T10" style:parent-style-name="Absatz-Standardschriftart" style:family="text">
      <style:text-properties fo:color="#FF0000"/>
    </style:style>
    <style:style style:name="T11" style:parent-style-name="Absatz-Standardschriftart" style:family="text">
      <style:text-properties fo:color="#FF0000"/>
    </style:style>
    <style:style style:name="T12" style:parent-style-name="Absatz-Standardschriftart" style:family="text">
      <style:text-properties fo:color="#FF0000"/>
    </style:style>
  </office:automatic-styles>
  <office:body>
    <office:text text:use-soft-page-breaks="true">
      <text:p text:style-name="P1"><text:span text:style-name="T2">Team</text:span>: &lt;Teamnummer&gt;, &lt;Namen der Teammitglieder&gt;</text:p>
      <text:p text:style-name="Standard"><text:span text:style-name="T3">Aufgabenaufteilung</text:span>:<text:s/></text:p>
      <text:list text:style-name="LFO1" text:continue-numbering="true">
        <text:list-item>
          <text:p text:style-name="P4">&lt;Aufgaben, für die Teammitglied 1 verantwortlich ist&gt;,<text:s/><text:line-break/>&lt;Dateien, die komplett/zum Teil von Teammitglied 1 implementiert/bearbeitet wurden&gt;</text:p>
        </text:list-item>
        <text:list-item>
          <text:p text:style-name="P5">&lt;<text:s/>Aufgaben, für die Teammitglied 2 verantwortlich ist&gt;,<text:s/><text:line-break/>&lt;Dateien, die komplett/zum Teil von Teammitglied 2 implementiert/bearbeitet wurden&gt;</text:p>
        </text:list-item>
      </text:list>
      <text:p text:style-name="Standard"><text:span text:style-name="T6">Quellenangaben</text:span>: &lt;Angabe<text:s/><text:span text:style-name="T7">aller<text:s/></text:span>genutzten Quellen, z.B. auch Ideen etc. von Dritten&gt;</text:p>
      <text:p text:style-name="Standard"><text:span text:style-name="T8">Bearbeitungszeitraum</text:span>: &lt;Datum und Dauer der Bearbeitung an der Aufgabe von allen Teammitgliedern&gt;</text:p>
      <text:p text:style-name="Standard"><text:span text:style-name="T9">Entwurf</text:span>: &lt;Entwurf nach den<text:s/><text:span text:style-name="T10">bekannten SE-Richtlinien<text:s/></text:span>und den<text:s/><text:span text:style-name="T11">Vorgaben<text:s/></text:span><text:span text:style-name="T12">gemäß den Folien „Entwurf: hier“</text:span><text:s/>zu Beginn der Veranstaltung.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rof. Dr. Klauck</meta:initial-creator>
    <dc:creator>Klauck, Christoph</dc:creator>
    <meta:creation-date>2022-03-10T07:57:00Z</meta:creation-date>
    <dc:date>2022-03-10T07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90" meta:character-count="660" meta:row-count="4" meta:non-whitespace-character-count="571"/>
  </office:meta>
</office:document-meta>
</file>